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400000010B275F07DDEE1F26D.png" manifest:media-type="image/png"/>
  <manifest:file-entry manifest:full-path="Pictures/1000020100000146000000113811D718E8FF0DC5.png" manifest:media-type="image/png"/>
  <manifest:file-entry manifest:full-path="Pictures/100002010000004F000000210B6B1F3BE247F47D.png" manifest:media-type="image/png"/>
  <manifest:file-entry manifest:full-path="Pictures/100002010000002F0000000F89CEDB9DB51B2B61.png" manifest:media-type="image/png"/>
  <manifest:file-entry manifest:full-path="Pictures/10000201000000620000001A30D64B0B0E994A2B.png" manifest:media-type="image/png"/>
  <manifest:file-entry manifest:full-path="Pictures/100002010000008500000021482320A382FDFC5D.png" manifest:media-type="image/png"/>
  <manifest:file-entry manifest:full-path="Pictures/10000201000000580000000E70677BD5D170C71C.png" manifest:media-type="image/png"/>
  <manifest:file-entry manifest:full-path="Pictures/10000201000000AE000000215FD2FB37CCD4ACD4.png" manifest:media-type="image/png"/>
  <manifest:file-entry manifest:full-path="Pictures/10000201000000F900000014A4B5568CFC4A26D9.png" manifest:media-type="image/png"/>
  <manifest:file-entry manifest:full-path="Pictures/10000201000000750000001085B1B80BE82AC43C.png" manifest:media-type="image/png"/>
  <manifest:file-entry manifest:full-path="Pictures/10000201000000310000000D50ACC7CC56F439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General" svg:font-family="STIXGener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89e" officeooo:paragraph-rsid="000d589e"/>
    </style:style>
    <style:style style:name="P2" style:family="paragraph" style:parent-style-name="Standard">
      <style:paragraph-properties fo:text-align="center" style:justify-single-word="false"/>
      <style:text-properties officeooo:rsid="000d589e" officeooo:paragraph-rsid="000d589e"/>
    </style:style>
    <style:style style:name="P3" style:family="paragraph" style:parent-style-name="Standard">
      <style:paragraph-properties fo:text-align="start" style:justify-single-word="false"/>
      <style:text-properties officeooo:rsid="000d589e" officeooo:paragraph-rsid="000d589e"/>
    </style:style>
    <style:style style:name="P4" style:family="paragraph" style:parent-style-name="Standard">
      <style:paragraph-properties fo:text-align="start" style:justify-single-word="false"/>
      <style:text-properties officeooo:rsid="000e256c" officeooo:paragraph-rsid="000e256c"/>
    </style:style>
    <style:style style:name="P5" style:family="paragraph" style:parent-style-name="Standard">
      <style:paragraph-properties fo:text-align="start" style:justify-single-word="false"/>
      <style:text-properties officeooo:rsid="000fd592" officeooo:paragraph-rsid="000fd592"/>
    </style:style>
    <style:style style:name="P6" style:family="paragraph" style:parent-style-name="Standard">
      <style:paragraph-properties fo:text-align="start" style:justify-single-word="false"/>
      <style:text-properties officeooo:rsid="00102af3" officeooo:paragraph-rsid="00102af3"/>
    </style:style>
    <style:style style:name="P7" style:family="paragraph" style:parent-style-name="Standard">
      <style:paragraph-properties fo:text-align="start" style:justify-single-word="false"/>
      <style:text-properties officeooo:rsid="00139c66" officeooo:paragraph-rsid="00139c66"/>
    </style:style>
    <style:style style:name="P8" style:family="paragraph" style:parent-style-name="Standard">
      <style:paragraph-properties fo:text-align="start" style:justify-single-word="false"/>
      <style:text-properties officeooo:rsid="00146bfa" officeooo:paragraph-rsid="00146bfa"/>
    </style:style>
    <style:style style:name="P9" style:family="paragraph" style:parent-style-name="Standard">
      <style:paragraph-properties fo:text-align="start" style:justify-single-word="false"/>
      <style:text-properties officeooo:rsid="00170c09" officeooo:paragraph-rsid="00170c09"/>
    </style:style>
    <style:style style:name="P10" style:family="paragraph" style:parent-style-name="Standard">
      <style:paragraph-properties fo:text-align="start" style:justify-single-word="false"/>
      <style:text-properties officeooo:rsid="0017626a" officeooo:paragraph-rsid="0017626a"/>
    </style:style>
    <style:style style:name="P11" style:family="paragraph" style:parent-style-name="Standard">
      <style:paragraph-properties fo:text-align="start" style:justify-single-word="false"/>
      <style:text-properties officeooo:rsid="0017626a" officeooo:paragraph-rsid="00191814"/>
    </style:style>
    <style:style style:name="P12" style:family="paragraph" style:parent-style-name="Standard">
      <style:paragraph-properties fo:text-align="start" style:justify-single-word="false"/>
      <style:text-properties officeooo:rsid="0017e721" officeooo:paragraph-rsid="0017e721"/>
    </style:style>
    <style:style style:name="P13" style:family="paragraph" style:parent-style-name="Standard">
      <style:paragraph-properties fo:text-align="start" style:justify-single-word="false"/>
      <style:text-properties officeooo:rsid="0017e721" officeooo:paragraph-rsid="00191814"/>
    </style:style>
    <style:style style:name="P14" style:family="paragraph" style:parent-style-name="Standard">
      <style:paragraph-properties fo:text-align="start" style:justify-single-word="false"/>
      <style:text-properties officeooo:rsid="00191814" officeooo:paragraph-rsid="00191814"/>
    </style:style>
    <style:style style:name="P15" style:family="paragraph" style:parent-style-name="Standard">
      <style:paragraph-properties fo:text-align="start" style:justify-single-word="false"/>
      <style:text-properties officeooo:rsid="0019ff49" officeooo:paragraph-rsid="0019ff49"/>
    </style:style>
    <style:style style:name="P16" style:family="paragraph" style:parent-style-name="Standard">
      <style:paragraph-properties fo:text-align="start" style:justify-single-word="false"/>
      <style:text-properties officeooo:rsid="001ab953" officeooo:paragraph-rsid="001ab953"/>
    </style:style>
    <style:style style:name="P17" style:family="paragraph" style:parent-style-name="Standard">
      <style:paragraph-properties fo:text-align="start" style:justify-single-word="false"/>
      <style:text-properties officeooo:rsid="001c7bef" officeooo:paragraph-rsid="001c7bef"/>
    </style:style>
    <style:style style:name="P18" style:family="paragraph" style:parent-style-name="Standard">
      <style:paragraph-properties fo:text-align="start" style:justify-single-word="false"/>
      <style:text-properties officeooo:rsid="001dd44e" officeooo:paragraph-rsid="001dd44e"/>
    </style:style>
    <style:style style:name="T1" style:family="text">
      <style:text-properties officeooo:rsid="00119f7f"/>
    </style:style>
    <style:style style:name="T2" style:family="text">
      <style:text-properties officeooo:rsid="00146bfa"/>
    </style:style>
    <style:style style:name="T3" style:family="text">
      <style:text-properties officeooo:rsid="00165626"/>
    </style:style>
    <style:style style:name="T4" style:family="text">
      <style:text-properties officeooo:rsid="0017626a"/>
    </style:style>
    <style:style style:name="T5" style:family="text">
      <style:text-properties officeooo:rsid="0017e721"/>
    </style:style>
    <style:style style:name="T6" style:family="text">
      <style:text-properties officeooo:rsid="00191814"/>
    </style:style>
    <style:style style:name="T7" style:family="text">
      <style:text-properties officeooo:rsid="0019ff49"/>
    </style:style>
    <style:style style:name="T8" style:family="text">
      <style:text-properties officeooo:rsid="001c631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hua Escareno</text:p>
      <text:p text:style-name="P1">CS278</text:p>
      <text:p text:style-name="P1"/>
      <text:p text:style-name="P2">Lab 11</text:p>
      <text:p text:style-name="P3"/>
      <text:p text:style-name="P3">Task 1:</text:p>
      <text:p text:style-name="P4"><draw:frame draw:style-name="fr1" draw:name="Image1" text:anchor-type="paragraph" svg:width="1.8472in" svg:height="0.4583in" draw:z-index="0"><draw:image xlink:href="Pictures/100002010000008500000021482320A382FDFC5D.png" xlink:type="simple" xlink:show="embed" xlink:actuate="onLoad"/></draw:frame>Prove by induction that </text:p>
      <text:p text:style-name="P4"/>
      <text:p text:style-name="P4"/>
      <text:p text:style-name="P5">Proof: let the above equation be our induction hypothesis. Let x be any real number such that x != 1. We prove by induction.</text:p>
      <text:p text:style-name="P5"/>
      <text:p text:style-name="P5">Base case n = 0: When n = 0 the left hand side of the equation becomes as follows:</text:p>
      <text:p text:style-name="P5"/>
      <text:p text:style-name="P5"><draw:frame draw:style-name="fr1" draw:name="Image2" text:anchor-type="paragraph" svg:width="1.361in" svg:height="0.361in" draw:z-index="1"><draw:image xlink:href="Pictures/10000201000000620000001A30D64B0B0E994A2B.png" xlink:type="simple" xlink:show="embed" xlink:actuate="onLoad"/></draw:frame></text:p>
      <text:p text:style-name="P5"/>
      <text:p text:style-name="P5">which for any real number we get:</text:p>
      <text:p text:style-name="P5"/>
      <text:p text:style-name="P5"><draw:frame draw:style-name="fr1" draw:name="Image3" text:anchor-type="paragraph" svg:width="0.6528in" svg:height="0.2083in" draw:z-index="2"><draw:image xlink:href="Pictures/100002010000002F0000000F89CEDB9DB51B2B61.png" xlink:type="simple" xlink:show="embed" xlink:actuate="onLoad"/></draw:frame></text:p>
      <text:p text:style-name="P5">for any real number x, which gives rise to:</text:p>
      <text:p text:style-name="P5"/>
      <text:p text:style-name="P5"><draw:frame draw:style-name="fr1" draw:name="Image4" text:anchor-type="paragraph" svg:width="1.0972in" svg:height="0.4583in" draw:z-index="3"><draw:image xlink:href="Pictures/100002010000004F000000210B6B1F3BE247F47D.png" xlink:type="simple" xlink:show="embed" xlink:actuate="onLoad"/></draw:frame></text:p>
      <text:p text:style-name="P5"/>
      <text:p text:style-name="P5">and by algebra we get:</text:p>
      <text:p text:style-name="P5"/>
      <text:p text:style-name="P5"><draw:frame draw:style-name="fr1" draw:name="Image5" text:anchor-type="paragraph" svg:width="1.222in" svg:height="0.1945in" draw:z-index="4"><draw:image xlink:href="Pictures/10000201000000580000000E70677BD5D170C71C.png" xlink:type="simple" xlink:show="embed" xlink:actuate="onLoad"/></draw:frame></text:p>
      <text:p text:style-name="P5"/>
      <text:p text:style-name="P5">which proves our base case holds.</text:p>
      <text:p text:style-name="P5"/>
      <text:p text:style-name="P6">Inductive Step: Now we need to show that <text:span text:style-name="T1">the equation holds for powers of n+1. So we have:</text:span></text:p>
      <text:p text:style-name="P6"><draw:frame draw:style-name="fr1" draw:name="Image6" text:anchor-type="paragraph" svg:width="2.4165in" svg:height="0.4583in" draw:z-index="5"><draw:image xlink:href="Pictures/10000201000000AE000000215FD2FB37CCD4ACD4.png" xlink:type="simple" xlink:show="embed" xlink:actuate="onLoad"/></draw:frame></text:p>
      <text:p text:style-name="P6"/>
      <text:p text:style-name="P7">where x^2 comes from the fact that :</text:p>
      <text:p text:style-name="P7"><draw:frame draw:style-name="fr1" draw:name="Image7" text:anchor-type="paragraph" svg:width="1.6252in" svg:height="0.222in" draw:z-index="6"><draw:image xlink:href="Pictures/10000201000000750000001085B1B80BE82AC43C.png" xlink:type="simple" xlink:show="embed" xlink:actuate="onLoad"/></draw:frame></text:p>
      <text:p text:style-name="P7"/>
      <text:p text:style-name="P7">what follows is by simple algebra</text:p>
      <text:p text:style-name="P7"><draw:frame draw:style-name="fr1" draw:name="Image8" text:anchor-type="paragraph" svg:width="3.4583in" svg:height="0.278in" draw:z-index="7"><draw:image xlink:href="Pictures/10000201000000F900000014A4B5568CFC4A26D9.png" xlink:type="simple" xlink:show="embed" xlink:actuate="onLoad"/></draw:frame></text:p>
      <text:p text:style-name="P7"/>
      <text:p text:style-name="P7"><draw:frame draw:style-name="fr1" draw:name="Image9" text:anchor-type="paragraph" svg:width="4.528in" svg:height="0.2362in" draw:z-index="8"><draw:image xlink:href="Pictures/1000020100000146000000113811D718E8FF0DC5.png" xlink:type="simple" xlink:show="embed" xlink:actuate="onLoad"/></draw:frame></text:p>
      <text:p text:style-name="P7"/>
      <text:p text:style-name="P7"><draw:frame draw:style-name="fr1" draw:name="Image10" text:anchor-type="paragraph" svg:width="0.6807in" svg:height="0.1807in" draw:z-index="9"><draw:image xlink:href="Pictures/10000201000000310000000D50ACC7CC56F439DB.png" xlink:type="simple" xlink:show="embed" xlink:actuate="onLoad"/></draw:frame>and since we <text:span text:style-name="T2">assume our IH to be true then:</text:span></text:p>
      <text:p text:style-name="P7"/>
      <text:p text:style-name="P8">in the above equation and so we get </text:p>
      <text:p text:style-name="P8"><draw:frame draw:style-name="fr1" draw:name="Image11" text:anchor-type="paragraph" svg:width="2.0555in" svg:height="0.222in" draw:z-index="10"><draw:image xlink:href="Pictures/100002010000009400000010B275F07DDEE1F26D.png" xlink:type="simple" xlink:show="embed" xlink:actuate="onLoad"/></draw:frame></text:p>
      <text:p text:style-name="P8"/>
      <text:p text:style-name="P8">which shows that our equation holds for all values of n in the set of positive natural numbers. <text:span text:style-name="T3">We have shown by induction that the equation always holds. Qed.</text:span></text:p>
      <text:p text:style-name="P8"/>
      <text:p text:style-name="P9"><text:soft-page-break/>Task 4:</text:p>
      <text:p text:style-name="P9">Assertion does not hold at n = 28.</text:p>
      <text:p text:style-name="P9"/>
      <text:p text:style-name="P9">Taks 5:</text:p>
      <text:p text:style-name="P9">The assertion 3 holds because we have already shown assertion 2 to hold, the only difference between the two is that at this point we assume b + (n-1)/n == n + (n-1)/n &amp;&amp; (n &gt;0) <text:s/>and in the line previous to this in the program we have set b = n, and therefore the assertion will always hold such that b = n, and that the value of n does not change after setting b = n, and before the asserion.</text:p>
      <text:p text:style-name="P9"/>
      <text:p text:style-name="P9">Task 6:</text:p>
      <text:p text:style-name="P9">Assertion 4 holds much the same <text:span text:style-name="T4">as assertion 3. We have already shown that assertion 2 holds and as such assertion 4 will hold such that c = n and the value of n does not change after the assignment, and because we do not change the value of n after assigning c = n, we know that the assertion will hold. As of this assertion we are not changing values in the assertion only the labels by which we perform the calculations.</text:span></text:p>
      <text:p text:style-name="P9"/>
      <text:p text:style-name="P10">Task 7:</text:p>
      <text:p text:style-name="P10">Assertion 5 holds because we assume the while condition to be true so 0 &lt; <text:span text:style-name="T5">10 &lt;= c</text:span></text:p>
      <text:p text:style-name="P11">and the rest of the assertion is simply assertion 4 which we have already argued will hold. </text:p>
      <text:p text:style-name="P10"/>
      <text:p text:style-name="P10">Task 8:</text:p>
      <text:p text:style-name="P13">It follows that assertion 6 will hold because we have already shown that 0 &lt; 10 &lt;= c, and the only difference in assertion 6 is that c-9 &gt; 0 and since the minimum value of c at this point in the program is 10 we know that 10 – 9 &gt; 0 and so assertion 6 follows from 5. <text:span text:style-name="T6">We also know that adding 1 to b while at the same time subtracting 1 from c-9 will result in the same equality and so the assertion holds. </text:span></text:p>
      <text:p text:style-name="P12"/>
      <text:p text:style-name="P12">Task 9:</text:p>
      <text:p text:style-name="P12">Assertion 7 holds, and we observe that we that assertion 7 stats that c &gt; 0 and due to the fact that c &gt;= 10 and c- 9 &gt; 0 from the previous assertions we know that assertion 7 will hold under all conditions given that the while loop condition is still met, otherwise we would no longer be in the while loop and the assertion would be bypassed.</text:p>
      <text:p text:style-name="P12"/>
      <text:p text:style-name="P12">Task 10:</text:p>
      <text:p text:style-name="P14">Because we have already shown that assertion 7 will hold assertion 8 holds as we have already shown that the equality holds in assertion 6. So we know that when we add 1 to b that the assertion will hold.</text:p>
      <text:p text:style-name="P14"/>
      <text:p text:style-name="P14">Task 11:</text:p>
      <text:p text:style-name="P14">Assertion 5 will continue to hold at this point such that the while condition is still met meaning that 0 &lt; 10 &lt;= c. <text:span text:style-name="T7">We also know that the integer division will always be equal unless c &lt; 10. So assertion5 continues to hold as long as the while loop condition is met.</text:span></text:p>
      <text:p text:style-name="P14"/>
      <text:p text:style-name="P15">Task 12:</text:p>
      <text:p text:style-name="P15">Given that assertion 8 holds we see that assertion 9 holds as the only difference in the assertion is that the while loop condition is no longer met, meaning that c &lt; 10 when we get to the point in the program that we assert c &lt; 10. So as we can see this assertion holds.</text:p>
      <text:p text:style-name="P15"/>
      <text:p text:style-name="P15">Task 13:</text:p>
      <text:p text:style-name="P16">We argue that assertion 10 holds because assertion 9 does. At the point when assertion 9 holds <text:s/><text:span text:style-name="T8">c &lt; 10 and therefore the division of (c-1)/9 = <text:s/>0 based on the integer division and so b == n+(n-1)/9 holds. </text:span></text:p>
      <text:p text:style-name="P17"><text:soft-page-break/>Task 14:</text:p>
      <text:p text:style-name="P18">The only case that isn’t accounted for in proving each assertion is the case when the program never enters the loop and so we don’t account for assertions 5-8. In this case we must prove that the assertions 9 and 10 are correct despite this. <text:s/>So assertion 9 holds based on the the assumption that assertion 4 still holds which is true as we observe that the only difference between the two assertions is the condition that c &lt; 10 and due to the knowledge that c &gt;= 10 is the loop condition we know this assertion to hold and we have already shown that assertion 10 follows directly from assertion 9 and we have shown that the program is still correct in this case. </text:p>
      <text:p text:style-name="P17"/>
      <text:p text:style-name="P17"/>
      <text:p text:style-name="P17">Task 15:</text:p>
      <text:p text:style-name="P17">The induction is on the the parameter n, given any non negative value of n &gt; 0 the program will always return the correct number of candy bars that can be potentially consum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General" svg:font-family="STIXGener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2:33:51.770623943</meta:creation-date>
    <dc:date>2018-04-16T18:26:07.455476050</dc:date>
    <meta:editing-duration>PT31M49S</meta:editing-duration>
    <meta:editing-cycles>5</meta:editing-cycles>
    <meta:generator>LibreOffice/5.1.6.2$Linux_X86_64 LibreOffice_project/10m0$Build-2</meta:generator>
    <meta:document-statistic meta:table-count="0" meta:image-count="11" meta:object-count="0" meta:page-count="3" meta:paragraph-count="42" meta:word-count="894" meta:character-count="4443" meta:non-whitespace-character-count="3579"/>
  </office:meta>
</office:document-meta>
</file>